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text-properties officeooo:paragraph-rsid="001e8fef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000000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font-size="12pt"/>
    </style:style>
    <style:style style:name="P7" style:family="paragraph" style:parent-style-name="Frame_20_contents">
      <style:text-properties officeooo:paragraph-rsid="00200603"/>
    </style:style>
    <style:style style:name="T1" style:family="text">
      <style:text-properties officeooo:rsid="001e8fef"/>
    </style:style>
    <style:style style:name="T2" style:family="text">
      <style:text-properties officeooo:rsid="00200603"/>
    </style:style>
    <style:style style:name="gr1" style:family="graphic" style:parent-style-name="Frame">
      <style:graphic-properties draw:fill-color="#000000" draw:textarea-horizontal-align="justify" draw:textarea-vertical-align="middle" draw:auto-grow-height="false" fo:min-height="2.427cm" fo:min-width="3.42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fill-color="#000000" draw:textarea-horizontal-align="justify" draw:textarea-vertical-align="middle" draw:auto-grow-height="false" fo:min-height="1.136cm" fo:min-width="1.7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fill-color="#000000" draw:textarea-horizontal-align="justify" draw:textarea-vertical-align="middle" draw:auto-grow-height="false" fo:min-height="2.552cm" fo:min-width="3.1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fill-color="#000000" draw:textarea-horizontal-align="justify" draw:textarea-vertical-align="middle" draw:auto-grow-height="false" fo:min-height="1.311cm" fo:min-width="1.88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fill-color="#000000" draw:textarea-horizontal-align="justify" draw:textarea-vertical-align="middle" draw:auto-grow-height="false" fo:min-height="2.679cm" fo:min-width="3.9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fill-color="#000000" draw:textarea-horizontal-align="justify" draw:textarea-vertical-align="middle" draw:auto-grow-height="false" fo:min-height="0.981cm" fo:min-width="1.71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fill-color="#000000" draw:textarea-horizontal-align="justify" draw:textarea-vertical-align="middle" draw:auto-grow-height="false" fo:min-height="2.616cm" fo:min-width="3.67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a 1" draw:style-name="gr1" draw:text-style-name="P2" svg:width="3.424cm" svg:height="2.428cm" svg:x="-0.683cm" svg:y="1.265cm"><text:p text:style-name="P1"><text:span text:style-name="T1"><text:s text:c="8"/></text:span><text:span text:style-name="T2">J</text:span><text:span text:style-name="T1">ogador</text:span></text:p><draw:enhanced-geometry svg:viewBox="0 0 21600 21600" draw:type="rectangle" draw:enhanced-path="M 0 0 L 21600 0 21600 21600 0 21600 0 0 Z N"/></draw:custom-shape><draw:line text:anchor-type="paragraph" draw:z-index="1" draw:name="Linha horizontal 1" draw:style-name="gr2" draw:text-style-name="P3" svg:x1="2.524cm" svg:y1="2.448cm" svg:x2="6.443cm" svg:y2="2.448cm"><text:p/></draw:line><draw:custom-shape text:anchor-type="paragraph" draw:z-index="2" draw:name="Forma 2" draw:style-name="gr3" draw:text-style-name="P4" svg:width="3.52cm" svg:height="2.273cm" svg:x="6.443cm" svg:y="1.326cm"><text:p text:style-name="P1"><text:span text:style-name="T1"><text:s text:c="3"/></text:span><text:span text:style-name="T2">J</text:span><text:span text:style-name="T1">oga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3" draw:name="Linha 1" draw:style-name="gr4" draw:text-style-name="P5" svg:x1="9.308cm" svg:y1="2.51cm" svg:x2="12.763cm" svg:y2="2.54cm"><text:p/></draw:line><draw:custom-shape text:anchor-type="paragraph" draw:z-index="4" draw:name="Forma 3" draw:style-name="gr5" draw:text-style-name="P2" svg:width="3.114cm" svg:height="2.553cm" svg:x="12.732cm" svg:y="1.078cm"><text:p text:style-name="P1"><text:span text:style-name="T1"><text:s text:c="9"/></text:span><text:span text:style-name="T2">Q</text:span><text:span text:style-name="T1">uiz</text:span></text:p><draw:enhanced-geometry svg:viewBox="0 0 21600 21600" draw:type="rectangle" draw:enhanced-path="M 0 0 L 21600 0 21600 21600 0 21600 0 0 Z N"/></draw:custom-shape><draw:custom-shape text:anchor-type="paragraph" draw:z-index="5" draw:name="Forma 4" draw:style-name="gr6" draw:text-style-name="P4" svg:width="3.767cm" svg:height="2.617cm" svg:x="12.421cm" svg:y="6.586cm"><text:p text:style-name="P1"><text:span text:style-name="T1"><text:s text:c="4"/>tem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6" draw:name="Linha 2" draw:style-name="gr4" draw:text-style-name="P5" svg:x1="14.258cm" svg:y1="3.63cm" svg:x2="14.29cm" svg:y2="6.65cm"><text:p/></draw:line><draw:line text:anchor-type="paragraph" draw:z-index="7" draw:name="Linha 3" draw:style-name="gr4" draw:text-style-name="P5" svg:x1="14.321cm" svg:y1="9.202cm" svg:x2="14.289cm" svg:y2="11.848cm"><text:p/></draw:line><draw:custom-shape text:anchor-type="paragraph" draw:z-index="8" draw:name="Forma 5" draw:style-name="gr7" draw:text-style-name="P6" svg:width="3.924cm" svg:height="2.68cm" svg:x="12.174cm" svg:y="11.848cm"><text:p text:style-name="P1"><text:span text:style-name="T1"><text:s text:c="8"/></text:span><text:span text:style-name="T2">P</text:span><text:span text:style-name="T1">erguntas</text:span></text:p><draw:enhanced-geometry svg:viewBox="0 0 21600 21600" draw:type="rectangle" draw:enhanced-path="M 0 0 L 21600 0 21600 21600 0 21600 0 0 Z N"/></draw:custom-shape><draw:line text:anchor-type="paragraph" draw:z-index="9" draw:name="Linha horizontal 2" draw:style-name="gr4" draw:text-style-name="P5" svg:x1="12.174cm" svg:y1="13.093cm" svg:x2="9.216cm" svg:y2="13.093cm"><text:p/></draw:line><draw:custom-shape text:anchor-type="paragraph" draw:z-index="10" draw:name="Forma 6" draw:style-name="gr6" draw:text-style-name="P4" svg:width="3.767cm" svg:height="2.617cm" svg:x="12.421cm" svg:y="6.586cm"><text:p text:style-name="P1"><text:span text:style-name="T1"><text:s text:c="4"/></text:span><text:span text:style-name="T2">T</text:span><text:span text:style-name="T1">em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1" draw:name="Forma 7" draw:style-name="gr8" draw:text-style-name="P4" svg:width="3.424cm" svg:height="1.962cm" svg:x="6.105cm" svg:y="12.097cm"><text:p text:style-name="P7"><text:span text:style-name="T2"><text:s text:c="3"/>Tem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2" draw:name="Linha 4" draw:style-name="gr4" draw:text-style-name="P5" svg:x1="7.784cm" svg:y1="14.058cm" svg:x2="7.752cm" svg:y2="16.455cm"><text:p/></draw:line><draw:custom-shape text:anchor-type="paragraph" draw:z-index="13" draw:name="Forma 8" draw:style-name="gr9" draw:text-style-name="P2" svg:width="3.675cm" svg:height="2.617cm" svg:x="5.916cm" svg:y="16.392cm"><text:p text:style-name="P7"><text:span text:style-name="T2"><text:s text:c="7"/>Respostas</text:span></text:p><draw:enhanced-geometry svg:viewBox="0 0 21600 21600" draw:type="rectangle" draw:enhanced-path="M 0 0 L 21600 0 21600 21600 0 21600 0 0 Z N"/></draw:custom-shape><draw:line text:anchor-type="paragraph" draw:z-index="14" draw:name="Linha 5" draw:style-name="gr4" draw:text-style-name="P5" svg:x1="2.739cm" svg:y1="2.448cm" svg:x2="6.695cm" svg:y2="2.51cm"><text:p/></draw:line><draw:line text:anchor-type="paragraph" draw:z-index="15" draw:name="Linha horizontal 3" draw:style-name="gr4" draw:text-style-name="P5" svg:x1="-0.039cm" svg:y1="15.863cm" svg:x2="1.723cm" svg:y2="15.863cm"><text:p/></draw:lin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6T16:26:16.222945100</meta:creation-date>
    <dc:date>2025-10-07T14:40:07.743346600</dc:date>
    <meta:editing-duration>PT16M56S</meta:editing-duration>
    <meta:editing-cycles>3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8" meta:word-count="8" meta:character-count="88" meta:non-whitespace-character-count="42"/>
  </office:meta>
</office:document-meta>
</file>